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0000002007509D74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fo:clip="rect(0cm, 0cm, 0cm, 0cm)" style:mirror="none"/>
    </style:style>
    <style:style style:name="gr2" style:family="graphic">
      <style:graphic-properties style:protect="size"/>
    </style:style>
    <style:style style:name="pr1" style:family="presentation" style:parent-style-name="Master1-Layout1-title-Titeldia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eldia-subtitle">
      <style:graphic-properties draw:stroke="none" draw:fill="none" draw:fill-color="#ffffff" draw:textarea-horizontal-align="center" draw:textarea-vertical-align="top" draw:auto-grow-height="false" draw:auto-grow-width="false" fo:min-height="11.049cm" fo:padding-top="0.127cm" fo:padding-bottom="0.127cm" fo:padding-left="0.254cm" fo:padding-right="0.254cm" fo:wrap-option="wrap"/>
    </style:style>
    <style:style style:name="pr3" style:family="presentation" style:parent-style-name="Master1-Layout1-title-Titeldia-notes">
      <style:graphic-properties draw:fill-color="#ffffff" fo:min-height="13.364cm"/>
    </style:style>
    <style:style style:name="pr4" style:family="presentation" style:parent-style-name="Master1-Layout2-obj-Titel-en-objec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el-en-object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style:paragraph-properties fo:margin-left="0.953cm" fo:margin-right="0cm" fo:margin-top="0.247cm" fo:margin-bottom="0cm" fo:line-height="90%" fo:text-align="start" fo:text-indent="-0.953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3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3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2" draw:style-name="dp1" draw:master-page-name="Master1-Layout1-title-Titeldia" presentation:presentation-page-layout-name="AL1T33">
        <draw:frame draw:name="Titel 1" presentation:style-name="pr1" draw:text-style-name="P2" draw:layer="layout" svg:width="25.4cm" svg:height="4.083cm" svg:x="0cm" svg:y="0.924cm" presentation:class="title">
          <draw:text-box>
            <text:p text:style-name="P1"><text:span text:style-name="T1">Processing</text:span></text:p>
          </draw:text-box>
        </draw:frame>
        <draw:frame draw:name="Ondertitel 2" presentation:style-name="pr2" draw:text-style-name="P3" draw:layer="layout" svg:width="17.78cm" svg:height="4.868cm" svg:x="3.81cm" svg:y="10.795cm" presentation:class="subtitle" presentation:placeholder="true">
          <draw:text-box/>
        </draw:frame>
        <draw:frame draw:name="Picture 2" draw:style-name="gr1" draw:text-style-name="P4" draw:layer="layout" svg:width="12.431cm" svg:height="12.431cm" svg:x="6.299cm" svg:y="5.125cm">
          <draw:image xlink:href="Pictures/1000020100000200000002007509D741.png" xlink:type="simple" xlink:show="embed" xlink:actuate="onLoad">
            <text:p/>
          </draw:image>
          <svg:desc>C:\Users\Thijs\Documents\processing-2.2.1\lib\icons\pde-512.png</svg:desc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1-Layout2-obj-Titel-en-object" presentation:presentation-page-layout-name="AL2T1">
        <draw:frame draw:name="Tijdelijke aanduiding voor inhoud 2" presentation:style-name="pr4" draw:text-style-name="P2" draw:layer="layout" svg:width="23.622cm" svg:height="17.272cm" svg:x="0.916cm" svg:y="1.27cm" presentation:class="outline" presentation:user-transformed="true">
          <draw:text-box>
            <text:list text:style-name="L2">
              <text:list-item>
                <text:p text:style-name="P6"><text:span text:style-name="T2">Java</text:span></text:p>
                <text:p text:style-name="P6"><text:span text:style-name="T2"/></text:p>
              </text:list-item>
              <text:list-item>
                <text:p text:style-name="P6"><text:span text:style-name="T2">Tekenen</text:span></text:p>
                <text:p text:style-name="P6"><text:span text:style-name="T2"/></text:p>
              </text:list-item>
              <text:list-item>
                <text:p text:style-name="P6"><text:span text:style-name="T2">Interactief</text:span></text:p>
                <text:p text:style-name="P6"><text:span text:style-name="T2"/></text:p>
              </text:list-item>
              <text:list-item>
                <text:p text:style-name="P6"><text:span text:style-name="T2">Programma’s (Windows, Mac, Linux)</text:span></text:p>
                <text:p text:style-name="P6"><text:span text:style-name="T2"/></text:p>
              </text:list-item>
              <text:list-item>
                <text:p text:style-name="P6"><text:span text:style-name="T2">App’s (Android)</text:span></text:p>
                <text:p text:style-name="P6"><text:span text:style-name="T3"/></text:p>
              </text:list-item>
              <text:list-item>
                <text:p text:style-name="P6"><text:span text:style-name="T3">Eindresultaa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Office-thema-background" style:family="presentation">
      <style:graphic-properties draw:stroke="none" draw:fill="solid" draw:fill-color="#ffffff"/>
      <style:text-properties style:letter-kerning="true"/>
    </style:style>
    <style:style style:name="Master1-Office-them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a-outline1" style:family="presentation">
      <style:graphic-properties draw:stroke="none" draw:fill="none" draw:auto-grow-height="false" draw:fit-to-size="shrink-to-fit">
        <text:list-style style:name="Master1-Office-them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a-outline2" style:family="presentation" style:parent-style-name="Master1-Office-thema-outline1">
      <style:paragraph-properties fo:margin-top="0.4cm" fo:margin-bottom="0cm"/>
      <style:text-properties fo:font-size="28pt" style:font-size-asian="28pt" style:font-size-complex="28pt"/>
    </style:style>
    <style:style style:name="Master1-Office-thema-outline3" style:family="presentation" style:parent-style-name="Master1-Office-thema-outline2">
      <style:paragraph-properties fo:margin-top="0.3cm" fo:margin-bottom="0cm"/>
      <style:text-properties fo:font-size="24pt" style:font-size-asian="24pt" style:font-size-complex="24pt"/>
    </style:style>
    <style:style style:name="Master1-Office-thema-outline4" style:family="presentation" style:parent-style-name="Master1-Office-thema-outline3">
      <style:paragraph-properties fo:margin-top="0.2cm" fo:margin-bottom="0cm"/>
      <style:text-properties fo:font-size="20pt" style:font-size-asian="20pt" style:font-size-complex="20pt"/>
    </style:style>
    <style:style style:name="Master1-Office-thema-outline5" style:family="presentation" style:parent-style-name="Master1-Office-thema-outline4">
      <style:paragraph-properties fo:margin-top="0.1cm" fo:margin-bottom="0cm"/>
      <style:text-properties fo:font-size="20pt" style:font-size-asian="20pt" style:font-size-complex="20pt"/>
    </style:style>
    <style:style style:name="Master1-Office-thema-outline6" style:family="presentation" style:parent-style-name="Master1-Office-thema-outline5">
      <style:paragraph-properties fo:margin-top="0.1cm" fo:margin-bottom="0cm"/>
      <style:text-properties fo:font-size="20pt" style:font-size-asian="20pt" style:font-size-complex="20pt"/>
    </style:style>
    <style:style style:name="Master1-Office-thema-outline7" style:family="presentation" style:parent-style-name="Master1-Office-thema-outline6">
      <style:paragraph-properties fo:margin-top="0.1cm" fo:margin-bottom="0cm"/>
      <style:text-properties fo:font-size="20pt" style:font-size-asian="20pt" style:font-size-complex="20pt"/>
    </style:style>
    <style:style style:name="Master1-Office-thema-outline8" style:family="presentation" style:parent-style-name="Master1-Office-thema-outline7">
      <style:paragraph-properties fo:margin-top="0.1cm" fo:margin-bottom="0cm"/>
      <style:text-properties fo:font-size="20pt" style:font-size-asian="20pt" style:font-size-complex="20pt"/>
    </style:style>
    <style:style style:name="Master1-Office-thema-outline9" style:family="presentation" style:parent-style-name="Master1-Office-thema-outline8">
      <style:paragraph-properties fo:margin-top="0.1cm" fo:margin-bottom="0cm"/>
      <style:text-properties fo:font-size="20pt" style:font-size-asian="20pt" style:font-size-complex="20pt"/>
    </style:style>
    <style:style style:name="Master1-Office-thema-subtitle" style:family="presentation">
      <style:graphic-properties draw:stroke="none" draw:fill="none" draw:textarea-vertical-align="middle">
        <text:list-style style:name="Master1-Office-them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a-title" style:family="presentation">
      <style:graphic-properties draw:stroke="none" draw:fill="none" draw:textarea-vertical-align="middle">
        <text:list-style style:name="Master1-Office-them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dia-background" style:family="presentation">
      <style:graphic-properties draw:stroke="none" draw:fill="solid" draw:fill-color="#ffffff"/>
      <style:text-properties style:letter-kerning="true"/>
    </style:style>
    <style:style style:name="Master1-Layout1-title-Titeld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d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dia-outline1" style:family="presentation">
      <style:graphic-properties draw:stroke="none" draw:fill="none" draw:auto-grow-height="false" draw:fit-to-size="shrink-to-fit">
        <text:list-style style:name="Master1-Layout1-title-Titeld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dia-outline2" style:family="presentation" style:parent-style-name="Master1-Layout1-title-Titeldia-outline1">
      <style:paragraph-properties fo:margin-top="0.4cm" fo:margin-bottom="0cm"/>
      <style:text-properties fo:font-size="28pt" style:font-size-asian="28pt" style:font-size-complex="28pt"/>
    </style:style>
    <style:style style:name="Master1-Layout1-title-Titeldia-outline3" style:family="presentation" style:parent-style-name="Master1-Layout1-title-Titeldia-outline2">
      <style:paragraph-properties fo:margin-top="0.3cm" fo:margin-bottom="0cm"/>
      <style:text-properties fo:font-size="24pt" style:font-size-asian="24pt" style:font-size-complex="24pt"/>
    </style:style>
    <style:style style:name="Master1-Layout1-title-Titeldia-outline4" style:family="presentation" style:parent-style-name="Master1-Layout1-title-Titeldia-outline3">
      <style:paragraph-properties fo:margin-top="0.2cm" fo:margin-bottom="0cm"/>
      <style:text-properties fo:font-size="20pt" style:font-size-asian="20pt" style:font-size-complex="20pt"/>
    </style:style>
    <style:style style:name="Master1-Layout1-title-Titeldia-outline5" style:family="presentation" style:parent-style-name="Master1-Layout1-title-Titeldia-outline4">
      <style:paragraph-properties fo:margin-top="0.1cm" fo:margin-bottom="0cm"/>
      <style:text-properties fo:font-size="20pt" style:font-size-asian="20pt" style:font-size-complex="20pt"/>
    </style:style>
    <style:style style:name="Master1-Layout1-title-Titeldia-outline6" style:family="presentation" style:parent-style-name="Master1-Layout1-title-Titeldia-outline5">
      <style:paragraph-properties fo:margin-top="0.1cm" fo:margin-bottom="0cm"/>
      <style:text-properties fo:font-size="20pt" style:font-size-asian="20pt" style:font-size-complex="20pt"/>
    </style:style>
    <style:style style:name="Master1-Layout1-title-Titeldia-outline7" style:family="presentation" style:parent-style-name="Master1-Layout1-title-Titeldia-outline6">
      <style:paragraph-properties fo:margin-top="0.1cm" fo:margin-bottom="0cm"/>
      <style:text-properties fo:font-size="20pt" style:font-size-asian="20pt" style:font-size-complex="20pt"/>
    </style:style>
    <style:style style:name="Master1-Layout1-title-Titeldia-outline8" style:family="presentation" style:parent-style-name="Master1-Layout1-title-Titeldia-outline7">
      <style:paragraph-properties fo:margin-top="0.1cm" fo:margin-bottom="0cm"/>
      <style:text-properties fo:font-size="20pt" style:font-size-asian="20pt" style:font-size-complex="20pt"/>
    </style:style>
    <style:style style:name="Master1-Layout1-title-Titeldia-outline9" style:family="presentation" style:parent-style-name="Master1-Layout1-title-Titeldia-outline8">
      <style:paragraph-properties fo:margin-top="0.1cm" fo:margin-bottom="0cm"/>
      <style:text-properties fo:font-size="20pt" style:font-size-asian="20pt" style:font-size-complex="20pt"/>
    </style:style>
    <style:style style:name="Master1-Layout1-title-Titeldia-subtitle" style:family="presentation">
      <style:graphic-properties draw:stroke="none" draw:fill="none" draw:textarea-vertical-align="middle">
        <text:list-style style:name="Master1-Layout1-title-Titeld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dia-title" style:family="presentation">
      <style:graphic-properties draw:stroke="none" draw:fill="none" draw:textarea-vertical-align="middle">
        <text:list-style style:name="Master1-Layout1-title-Titeld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en-object-background" style:family="presentation">
      <style:graphic-properties draw:stroke="none" draw:fill="solid" draw:fill-color="#ffffff"/>
      <style:text-properties style:letter-kerning="true"/>
    </style:style>
    <style:style style:name="Master1-Layout2-obj-Titel-en-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en-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en-object-outline1" style:family="presentation">
      <style:graphic-properties draw:stroke="none" draw:fill="none" draw:auto-grow-height="false" draw:fit-to-size="shrink-to-fit">
        <text:list-style style:name="Master1-Layout2-obj-Titel-en-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en-object-outline2" style:family="presentation" style:parent-style-name="Master1-Layout2-obj-Titel-en-object-outline1">
      <style:paragraph-properties fo:margin-top="0.4cm" fo:margin-bottom="0cm"/>
      <style:text-properties fo:font-size="28pt" style:font-size-asian="28pt" style:font-size-complex="28pt"/>
    </style:style>
    <style:style style:name="Master1-Layout2-obj-Titel-en-object-outline3" style:family="presentation" style:parent-style-name="Master1-Layout2-obj-Titel-en-object-outline2">
      <style:paragraph-properties fo:margin-top="0.3cm" fo:margin-bottom="0cm"/>
      <style:text-properties fo:font-size="24pt" style:font-size-asian="24pt" style:font-size-complex="24pt"/>
    </style:style>
    <style:style style:name="Master1-Layout2-obj-Titel-en-object-outline4" style:family="presentation" style:parent-style-name="Master1-Layout2-obj-Titel-en-object-outline3">
      <style:paragraph-properties fo:margin-top="0.2cm" fo:margin-bottom="0cm"/>
      <style:text-properties fo:font-size="20pt" style:font-size-asian="20pt" style:font-size-complex="20pt"/>
    </style:style>
    <style:style style:name="Master1-Layout2-obj-Titel-en-object-outline5" style:family="presentation" style:parent-style-name="Master1-Layout2-obj-Titel-en-object-outline4">
      <style:paragraph-properties fo:margin-top="0.1cm" fo:margin-bottom="0cm"/>
      <style:text-properties fo:font-size="20pt" style:font-size-asian="20pt" style:font-size-complex="20pt"/>
    </style:style>
    <style:style style:name="Master1-Layout2-obj-Titel-en-object-outline6" style:family="presentation" style:parent-style-name="Master1-Layout2-obj-Titel-en-object-outline5">
      <style:paragraph-properties fo:margin-top="0.1cm" fo:margin-bottom="0cm"/>
      <style:text-properties fo:font-size="20pt" style:font-size-asian="20pt" style:font-size-complex="20pt"/>
    </style:style>
    <style:style style:name="Master1-Layout2-obj-Titel-en-object-outline7" style:family="presentation" style:parent-style-name="Master1-Layout2-obj-Titel-en-object-outline6">
      <style:paragraph-properties fo:margin-top="0.1cm" fo:margin-bottom="0cm"/>
      <style:text-properties fo:font-size="20pt" style:font-size-asian="20pt" style:font-size-complex="20pt"/>
    </style:style>
    <style:style style:name="Master1-Layout2-obj-Titel-en-object-outline8" style:family="presentation" style:parent-style-name="Master1-Layout2-obj-Titel-en-object-outline7">
      <style:paragraph-properties fo:margin-top="0.1cm" fo:margin-bottom="0cm"/>
      <style:text-properties fo:font-size="20pt" style:font-size-asian="20pt" style:font-size-complex="20pt"/>
    </style:style>
    <style:style style:name="Master1-Layout2-obj-Titel-en-object-outline9" style:family="presentation" style:parent-style-name="Master1-Layout2-obj-Titel-en-object-outline8">
      <style:paragraph-properties fo:margin-top="0.1cm" fo:margin-bottom="0cm"/>
      <style:text-properties fo:font-size="20pt" style:font-size-asian="20pt" style:font-size-complex="20pt"/>
    </style:style>
    <style:style style:name="Master1-Layout2-obj-Titel-en-object-subtitle" style:family="presentation">
      <style:graphic-properties draw:stroke="none" draw:fill="none" draw:textarea-vertical-align="middle">
        <text:list-style style:name="Master1-Layout2-obj-Titel-en-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en-object-title" style:family="presentation">
      <style:graphic-properties draw:stroke="none" draw:fill="none" draw:textarea-vertical-align="middle">
        <text:list-style style:name="Master1-Layout2-obj-Titel-en-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ekop-background" style:family="presentation">
      <style:graphic-properties draw:stroke="none" draw:fill="solid" draw:fill-color="#ffffff"/>
      <style:text-properties style:letter-kerning="true"/>
    </style:style>
    <style:style style:name="Master1-Layout3-secHead-Sectiek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eko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ekop-outline1" style:family="presentation">
      <style:graphic-properties draw:stroke="none" draw:fill="none" draw:auto-grow-height="false" draw:fit-to-size="shrink-to-fit">
        <text:list-style style:name="Master1-Layout3-secHead-Sectieko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ekop-outline2" style:family="presentation" style:parent-style-name="Master1-Layout3-secHead-Sectiekop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ekop-outline3" style:family="presentation" style:parent-style-name="Master1-Layout3-secHead-Sectiekop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ekop-outline4" style:family="presentation" style:parent-style-name="Master1-Layout3-secHead-Sectiekop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ekop-outline5" style:family="presentation" style:parent-style-name="Master1-Layout3-secHead-Sectiekop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ekop-outline6" style:family="presentation" style:parent-style-name="Master1-Layout3-secHead-Sectiekop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ekop-outline7" style:family="presentation" style:parent-style-name="Master1-Layout3-secHead-Sectiekop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ekop-outline8" style:family="presentation" style:parent-style-name="Master1-Layout3-secHead-Sectiekop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ekop-outline9" style:family="presentation" style:parent-style-name="Master1-Layout3-secHead-Sectiekop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ekop-subtitle" style:family="presentation">
      <style:graphic-properties draw:stroke="none" draw:fill="none" draw:textarea-vertical-align="middle">
        <text:list-style style:name="Master1-Layout3-secHead-Sectieko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ekop-title" style:family="presentation">
      <style:graphic-properties draw:stroke="none" draw:fill="none" draw:textarea-vertical-align="middle">
        <text:list-style style:name="Master1-Layout3-secHead-Sectieko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Inhoud-van-twee-background" style:family="presentation">
      <style:graphic-properties draw:stroke="none" draw:fill="solid" draw:fill-color="#ffffff"/>
      <style:text-properties style:letter-kerning="true"/>
    </style:style>
    <style:style style:name="Master1-Layout4-twoObj-Inhoud-van-twe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Inhoud-van-twe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Inhoud-van-twee-outline1" style:family="presentation">
      <style:graphic-properties draw:stroke="none" draw:fill="none" draw:auto-grow-height="false" draw:fit-to-size="shrink-to-fit">
        <text:list-style style:name="Master1-Layout4-twoObj-Inhoud-van-twe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Inhoud-van-twee-outline2" style:family="presentation" style:parent-style-name="Master1-Layout4-twoObj-Inhoud-van-twee-outline1">
      <style:paragraph-properties fo:margin-top="0.4cm" fo:margin-bottom="0cm"/>
      <style:text-properties fo:font-size="28pt" style:font-size-asian="28pt" style:font-size-complex="28pt"/>
    </style:style>
    <style:style style:name="Master1-Layout4-twoObj-Inhoud-van-twee-outline3" style:family="presentation" style:parent-style-name="Master1-Layout4-twoObj-Inhoud-van-twee-outline2">
      <style:paragraph-properties fo:margin-top="0.3cm" fo:margin-bottom="0cm"/>
      <style:text-properties fo:font-size="24pt" style:font-size-asian="24pt" style:font-size-complex="24pt"/>
    </style:style>
    <style:style style:name="Master1-Layout4-twoObj-Inhoud-van-twee-outline4" style:family="presentation" style:parent-style-name="Master1-Layout4-twoObj-Inhoud-van-twee-outline3">
      <style:paragraph-properties fo:margin-top="0.2cm" fo:margin-bottom="0cm"/>
      <style:text-properties fo:font-size="20pt" style:font-size-asian="20pt" style:font-size-complex="20pt"/>
    </style:style>
    <style:style style:name="Master1-Layout4-twoObj-Inhoud-van-twee-outline5" style:family="presentation" style:parent-style-name="Master1-Layout4-twoObj-Inhoud-van-twee-outline4">
      <style:paragraph-properties fo:margin-top="0.1cm" fo:margin-bottom="0cm"/>
      <style:text-properties fo:font-size="20pt" style:font-size-asian="20pt" style:font-size-complex="20pt"/>
    </style:style>
    <style:style style:name="Master1-Layout4-twoObj-Inhoud-van-twee-outline6" style:family="presentation" style:parent-style-name="Master1-Layout4-twoObj-Inhoud-van-twee-outline5">
      <style:paragraph-properties fo:margin-top="0.1cm" fo:margin-bottom="0cm"/>
      <style:text-properties fo:font-size="20pt" style:font-size-asian="20pt" style:font-size-complex="20pt"/>
    </style:style>
    <style:style style:name="Master1-Layout4-twoObj-Inhoud-van-twee-outline7" style:family="presentation" style:parent-style-name="Master1-Layout4-twoObj-Inhoud-van-twee-outline6">
      <style:paragraph-properties fo:margin-top="0.1cm" fo:margin-bottom="0cm"/>
      <style:text-properties fo:font-size="20pt" style:font-size-asian="20pt" style:font-size-complex="20pt"/>
    </style:style>
    <style:style style:name="Master1-Layout4-twoObj-Inhoud-van-twee-outline8" style:family="presentation" style:parent-style-name="Master1-Layout4-twoObj-Inhoud-van-twee-outline7">
      <style:paragraph-properties fo:margin-top="0.1cm" fo:margin-bottom="0cm"/>
      <style:text-properties fo:font-size="20pt" style:font-size-asian="20pt" style:font-size-complex="20pt"/>
    </style:style>
    <style:style style:name="Master1-Layout4-twoObj-Inhoud-van-twee-outline9" style:family="presentation" style:parent-style-name="Master1-Layout4-twoObj-Inhoud-van-twee-outline8">
      <style:paragraph-properties fo:margin-top="0.1cm" fo:margin-bottom="0cm"/>
      <style:text-properties fo:font-size="20pt" style:font-size-asian="20pt" style:font-size-complex="20pt"/>
    </style:style>
    <style:style style:name="Master1-Layout4-twoObj-Inhoud-van-twee-subtitle" style:family="presentation">
      <style:graphic-properties draw:stroke="none" draw:fill="none" draw:textarea-vertical-align="middle">
        <text:list-style style:name="Master1-Layout4-twoObj-Inhoud-van-twe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Inhoud-van-twee-title" style:family="presentation">
      <style:graphic-properties draw:stroke="none" draw:fill="none" draw:textarea-vertical-align="middle">
        <text:list-style style:name="Master1-Layout4-twoObj-Inhoud-van-twe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elijking-background" style:family="presentation">
      <style:graphic-properties draw:stroke="none" draw:fill="solid" draw:fill-color="#ffffff"/>
      <style:text-properties style:letter-kerning="true"/>
    </style:style>
    <style:style style:name="Master1-Layout5-twoTxTwoObj-Vergelijk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elijk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elijking-outline1" style:family="presentation">
      <style:graphic-properties draw:stroke="none" draw:fill="none" draw:auto-grow-height="false" draw:fit-to-size="shrink-to-fit">
        <text:list-style style:name="Master1-Layout5-twoTxTwoObj-Vergelijk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elijking-outline2" style:family="presentation" style:parent-style-name="Master1-Layout5-twoTxTwoObj-Vergelijking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elijking-outline3" style:family="presentation" style:parent-style-name="Master1-Layout5-twoTxTwoObj-Vergelijking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elijking-outline4" style:family="presentation" style:parent-style-name="Master1-Layout5-twoTxTwoObj-Vergelijking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elijking-outline5" style:family="presentation" style:parent-style-name="Master1-Layout5-twoTxTwoObj-Vergelijking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elijking-outline6" style:family="presentation" style:parent-style-name="Master1-Layout5-twoTxTwoObj-Vergelijking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elijking-outline7" style:family="presentation" style:parent-style-name="Master1-Layout5-twoTxTwoObj-Vergelijking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elijking-outline8" style:family="presentation" style:parent-style-name="Master1-Layout5-twoTxTwoObj-Vergelijking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elijking-outline9" style:family="presentation" style:parent-style-name="Master1-Layout5-twoTxTwoObj-Vergelijking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elijking-subtitle" style:family="presentation">
      <style:graphic-properties draw:stroke="none" draw:fill="none" draw:textarea-vertical-align="middle">
        <text:list-style style:name="Master1-Layout5-twoTxTwoObj-Vergelijk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elijking-title" style:family="presentation">
      <style:graphic-properties draw:stroke="none" draw:fill="none" draw:textarea-vertical-align="middle">
        <text:list-style style:name="Master1-Layout5-twoTxTwoObj-Vergelijk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Alleen-titel-background" style:family="presentation">
      <style:graphic-properties draw:stroke="none" draw:fill="solid" draw:fill-color="#ffffff"/>
      <style:text-properties style:letter-kerning="true"/>
    </style:style>
    <style:style style:name="Master1-Layout6-titleOnly-Alleen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Alleen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Alleen-titel-outline1" style:family="presentation">
      <style:graphic-properties draw:stroke="none" draw:fill="none" draw:auto-grow-height="false" draw:fit-to-size="shrink-to-fit">
        <text:list-style style:name="Master1-Layout6-titleOnly-Alleen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Alleen-titel-outline2" style:family="presentation" style:parent-style-name="Master1-Layout6-titleOnly-Alleen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Alleen-titel-outline3" style:family="presentation" style:parent-style-name="Master1-Layout6-titleOnly-Alleen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Alleen-titel-outline4" style:family="presentation" style:parent-style-name="Master1-Layout6-titleOnly-Alleen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Alleen-titel-outline5" style:family="presentation" style:parent-style-name="Master1-Layout6-titleOnly-Alleen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Alleen-titel-outline6" style:family="presentation" style:parent-style-name="Master1-Layout6-titleOnly-Alleen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Alleen-titel-outline7" style:family="presentation" style:parent-style-name="Master1-Layout6-titleOnly-Alleen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Alleen-titel-outline8" style:family="presentation" style:parent-style-name="Master1-Layout6-titleOnly-Alleen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Alleen-titel-outline9" style:family="presentation" style:parent-style-name="Master1-Layout6-titleOnly-Alleen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Alleen-titel-subtitle" style:family="presentation">
      <style:graphic-properties draw:stroke="none" draw:fill="none" draw:textarea-vertical-align="middle">
        <text:list-style style:name="Master1-Layout6-titleOnly-Alleen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Alleen-titel-title" style:family="presentation">
      <style:graphic-properties draw:stroke="none" draw:fill="none" draw:textarea-vertical-align="middle">
        <text:list-style style:name="Master1-Layout6-titleOnly-Alleen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g-background" style:family="presentation">
      <style:graphic-properties draw:stroke="none" draw:fill="solid" draw:fill-color="#ffffff"/>
      <style:text-properties style:letter-kerning="true"/>
    </style:style>
    <style:style style:name="Master1-Layout7-blank-Lee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g-outline1" style:family="presentation">
      <style:graphic-properties draw:stroke="none" draw:fill="none" draw:auto-grow-height="false" draw:fit-to-size="shrink-to-fit">
        <text:list-style style:name="Master1-Layout7-blank-Lee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g-outline2" style:family="presentation" style:parent-style-name="Master1-Layout7-blank-Leeg-outline1">
      <style:paragraph-properties fo:margin-top="0.4cm" fo:margin-bottom="0cm"/>
      <style:text-properties fo:font-size="28pt" style:font-size-asian="28pt" style:font-size-complex="28pt"/>
    </style:style>
    <style:style style:name="Master1-Layout7-blank-Leeg-outline3" style:family="presentation" style:parent-style-name="Master1-Layout7-blank-Leeg-outline2">
      <style:paragraph-properties fo:margin-top="0.3cm" fo:margin-bottom="0cm"/>
      <style:text-properties fo:font-size="24pt" style:font-size-asian="24pt" style:font-size-complex="24pt"/>
    </style:style>
    <style:style style:name="Master1-Layout7-blank-Leeg-outline4" style:family="presentation" style:parent-style-name="Master1-Layout7-blank-Leeg-outline3">
      <style:paragraph-properties fo:margin-top="0.2cm" fo:margin-bottom="0cm"/>
      <style:text-properties fo:font-size="20pt" style:font-size-asian="20pt" style:font-size-complex="20pt"/>
    </style:style>
    <style:style style:name="Master1-Layout7-blank-Leeg-outline5" style:family="presentation" style:parent-style-name="Master1-Layout7-blank-Leeg-outline4">
      <style:paragraph-properties fo:margin-top="0.1cm" fo:margin-bottom="0cm"/>
      <style:text-properties fo:font-size="20pt" style:font-size-asian="20pt" style:font-size-complex="20pt"/>
    </style:style>
    <style:style style:name="Master1-Layout7-blank-Leeg-outline6" style:family="presentation" style:parent-style-name="Master1-Layout7-blank-Leeg-outline5">
      <style:paragraph-properties fo:margin-top="0.1cm" fo:margin-bottom="0cm"/>
      <style:text-properties fo:font-size="20pt" style:font-size-asian="20pt" style:font-size-complex="20pt"/>
    </style:style>
    <style:style style:name="Master1-Layout7-blank-Leeg-outline7" style:family="presentation" style:parent-style-name="Master1-Layout7-blank-Leeg-outline6">
      <style:paragraph-properties fo:margin-top="0.1cm" fo:margin-bottom="0cm"/>
      <style:text-properties fo:font-size="20pt" style:font-size-asian="20pt" style:font-size-complex="20pt"/>
    </style:style>
    <style:style style:name="Master1-Layout7-blank-Leeg-outline8" style:family="presentation" style:parent-style-name="Master1-Layout7-blank-Leeg-outline7">
      <style:paragraph-properties fo:margin-top="0.1cm" fo:margin-bottom="0cm"/>
      <style:text-properties fo:font-size="20pt" style:font-size-asian="20pt" style:font-size-complex="20pt"/>
    </style:style>
    <style:style style:name="Master1-Layout7-blank-Leeg-outline9" style:family="presentation" style:parent-style-name="Master1-Layout7-blank-Leeg-outline8">
      <style:paragraph-properties fo:margin-top="0.1cm" fo:margin-bottom="0cm"/>
      <style:text-properties fo:font-size="20pt" style:font-size-asian="20pt" style:font-size-complex="20pt"/>
    </style:style>
    <style:style style:name="Master1-Layout7-blank-Leeg-subtitle" style:family="presentation">
      <style:graphic-properties draw:stroke="none" draw:fill="none" draw:textarea-vertical-align="middle">
        <text:list-style style:name="Master1-Layout7-blank-Lee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g-title" style:family="presentation">
      <style:graphic-properties draw:stroke="none" draw:fill="none" draw:textarea-vertical-align="middle">
        <text:list-style style:name="Master1-Layout7-blank-Lee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oud-met-bijschrift-background" style:family="presentation">
      <style:graphic-properties draw:stroke="none" draw:fill="solid" draw:fill-color="#ffffff"/>
      <style:text-properties style:letter-kerning="true"/>
    </style:style>
    <style:style style:name="Master1-Layout8-objTx-Inhoud-met-bij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oud-met-bij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oud-met-bijschrift-outline1" style:family="presentation">
      <style:graphic-properties draw:stroke="none" draw:fill="none" draw:auto-grow-height="false" draw:fit-to-size="shrink-to-fit">
        <text:list-style style:name="Master1-Layout8-objTx-Inhoud-met-bij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oud-met-bijschrift-outline2" style:family="presentation" style:parent-style-name="Master1-Layout8-objTx-Inhoud-met-bij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oud-met-bijschrift-outline3" style:family="presentation" style:parent-style-name="Master1-Layout8-objTx-Inhoud-met-bij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oud-met-bijschrift-outline4" style:family="presentation" style:parent-style-name="Master1-Layout8-objTx-Inhoud-met-bij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oud-met-bijschrift-outline5" style:family="presentation" style:parent-style-name="Master1-Layout8-objTx-Inhoud-met-bij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oud-met-bijschrift-outline6" style:family="presentation" style:parent-style-name="Master1-Layout8-objTx-Inhoud-met-bij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oud-met-bijschrift-outline7" style:family="presentation" style:parent-style-name="Master1-Layout8-objTx-Inhoud-met-bij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oud-met-bijschrift-outline8" style:family="presentation" style:parent-style-name="Master1-Layout8-objTx-Inhoud-met-bij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oud-met-bijschrift-outline9" style:family="presentation" style:parent-style-name="Master1-Layout8-objTx-Inhoud-met-bij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oud-met-bijschrift-subtitle" style:family="presentation">
      <style:graphic-properties draw:stroke="none" draw:fill="none" draw:textarea-vertical-align="middle">
        <text:list-style style:name="Master1-Layout8-objTx-Inhoud-met-bij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oud-met-bijschrift-title" style:family="presentation">
      <style:graphic-properties draw:stroke="none" draw:fill="none" draw:textarea-vertical-align="middle">
        <text:list-style style:name="Master1-Layout8-objTx-Inhoud-met-bij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Afbeelding-met-bijschrift-background" style:family="presentation">
      <style:graphic-properties draw:stroke="none" draw:fill="solid" draw:fill-color="#ffffff"/>
      <style:text-properties style:letter-kerning="true"/>
    </style:style>
    <style:style style:name="Master1-Layout9-picTx-Afbeelding-met-bij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Afbeelding-met-bij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Afbeelding-met-bijschrift-outline1" style:family="presentation">
      <style:graphic-properties draw:stroke="none" draw:fill="none" draw:auto-grow-height="false" draw:fit-to-size="shrink-to-fit">
        <text:list-style style:name="Master1-Layout9-picTx-Afbeelding-met-bij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Afbeelding-met-bijschrift-outline2" style:family="presentation" style:parent-style-name="Master1-Layout9-picTx-Afbeelding-met-bij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Afbeelding-met-bijschrift-outline3" style:family="presentation" style:parent-style-name="Master1-Layout9-picTx-Afbeelding-met-bij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Afbeelding-met-bijschrift-outline4" style:family="presentation" style:parent-style-name="Master1-Layout9-picTx-Afbeelding-met-bij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Afbeelding-met-bijschrift-outline5" style:family="presentation" style:parent-style-name="Master1-Layout9-picTx-Afbeelding-met-bij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Afbeelding-met-bijschrift-outline6" style:family="presentation" style:parent-style-name="Master1-Layout9-picTx-Afbeelding-met-bij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Afbeelding-met-bijschrift-outline7" style:family="presentation" style:parent-style-name="Master1-Layout9-picTx-Afbeelding-met-bij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Afbeelding-met-bijschrift-outline8" style:family="presentation" style:parent-style-name="Master1-Layout9-picTx-Afbeelding-met-bij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Afbeelding-met-bijschrift-outline9" style:family="presentation" style:parent-style-name="Master1-Layout9-picTx-Afbeelding-met-bij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Afbeelding-met-bijschrift-subtitle" style:family="presentation">
      <style:graphic-properties draw:stroke="none" draw:fill="none" draw:textarea-vertical-align="middle">
        <text:list-style style:name="Master1-Layout9-picTx-Afbeelding-met-bij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Afbeelding-met-bijschrift-title" style:family="presentation">
      <style:graphic-properties draw:stroke="none" draw:fill="none" draw:textarea-vertical-align="middle">
        <text:list-style style:name="Master1-Layout9-picTx-Afbeelding-met-bij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en-verticale-tekst-background" style:family="presentation">
      <style:graphic-properties draw:stroke="none" draw:fill="solid" draw:fill-color="#ffffff"/>
      <style:text-properties style:letter-kerning="true"/>
    </style:style>
    <style:style style:name="Master1-Layout10-vertTx-Titel-en-verticale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en-verticale-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en-verticale-tekst-outline1" style:family="presentation">
      <style:graphic-properties draw:stroke="none" draw:fill="none" draw:auto-grow-height="false" draw:fit-to-size="shrink-to-fit">
        <text:list-style style:name="Master1-Layout10-vertTx-Titel-en-verticale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en-verticale-tekst-outline2" style:family="presentation" style:parent-style-name="Master1-Layout10-vertTx-Titel-en-verticale-teks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en-verticale-tekst-outline3" style:family="presentation" style:parent-style-name="Master1-Layout10-vertTx-Titel-en-verticale-teks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en-verticale-tekst-outline4" style:family="presentation" style:parent-style-name="Master1-Layout10-vertTx-Titel-en-verticale-teks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en-verticale-tekst-outline5" style:family="presentation" style:parent-style-name="Master1-Layout10-vertTx-Titel-en-verticale-teks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en-verticale-tekst-outline6" style:family="presentation" style:parent-style-name="Master1-Layout10-vertTx-Titel-en-verticale-teks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en-verticale-tekst-outline7" style:family="presentation" style:parent-style-name="Master1-Layout10-vertTx-Titel-en-verticale-teks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en-verticale-tekst-outline8" style:family="presentation" style:parent-style-name="Master1-Layout10-vertTx-Titel-en-verticale-teks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en-verticale-tekst-outline9" style:family="presentation" style:parent-style-name="Master1-Layout10-vertTx-Titel-en-verticale-teks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en-verticale-tekst-subtitle" style:family="presentation">
      <style:graphic-properties draw:stroke="none" draw:fill="none" draw:textarea-vertical-align="middle">
        <text:list-style style:name="Master1-Layout10-vertTx-Titel-en-verticale-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en-verticale-tekst-title" style:family="presentation">
      <style:graphic-properties draw:stroke="none" draw:fill="none" draw:textarea-vertical-align="middle">
        <text:list-style style:name="Master1-Layout10-vertTx-Titel-en-verticale-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e-titel-en-teks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e-titel-en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e-titel-en-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e-titel-en-tekst-outline1" style:family="presentation">
      <style:graphic-properties draw:stroke="none" draw:fill="none" draw:auto-grow-height="false" draw:fit-to-size="shrink-to-fit">
        <text:list-style style:name="Master1-Layout11-vertTitleAndTx-Verticale-titel-en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e-titel-en-tekst-outline2" style:family="presentation" style:parent-style-name="Master1-Layout11-vertTitleAndTx-Verticale-titel-en-teks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e-titel-en-tekst-outline3" style:family="presentation" style:parent-style-name="Master1-Layout11-vertTitleAndTx-Verticale-titel-en-teks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e-titel-en-tekst-outline4" style:family="presentation" style:parent-style-name="Master1-Layout11-vertTitleAndTx-Verticale-titel-en-teks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e-titel-en-tekst-outline5" style:family="presentation" style:parent-style-name="Master1-Layout11-vertTitleAndTx-Verticale-titel-en-teks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e-titel-en-tekst-outline6" style:family="presentation" style:parent-style-name="Master1-Layout11-vertTitleAndTx-Verticale-titel-en-teks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e-titel-en-tekst-outline7" style:family="presentation" style:parent-style-name="Master1-Layout11-vertTitleAndTx-Verticale-titel-en-teks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e-titel-en-tekst-outline8" style:family="presentation" style:parent-style-name="Master1-Layout11-vertTitleAndTx-Verticale-titel-en-teks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e-titel-en-tekst-outline9" style:family="presentation" style:parent-style-name="Master1-Layout11-vertTitleAndTx-Verticale-titel-en-teks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e-titel-en-tekst-subtitle" style:family="presentation">
      <style:graphic-properties draw:stroke="none" draw:fill="none" draw:textarea-vertical-align="middle">
        <text:list-style style:name="Master1-Layout11-vertTitleAndTx-Verticale-titel-en-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e-titel-en-tekst-title" style:family="presentation">
      <style:graphic-properties draw:stroke="none" draw:fill="none" draw:textarea-vertical-align="middle">
        <text:list-style style:name="Master1-Layout11-vertTitleAndTx-Verticale-titel-en-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Office-thema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them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them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them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thema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Office-them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Titeldia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eldia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eldi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eldi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eldia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Titeldia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Titel-en-objec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el-en-objec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el-en-objec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el-en-objec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el-en-objec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Titel-en-objec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Sectiekop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ekop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Sectiekop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ekop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ekop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Sectiekop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Inhoud-van-twe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Inhoud-van-twe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Inhoud-van-twe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Inhoud-van-twe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Inhoud-van-twee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Inhoud-van-twee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Vergelijking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Vergelijking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Vergelijking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Vergelijking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Vergelijking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Vergelijking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Vergelijking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Alleen-tite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Alleen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Alleen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Alleen-titel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Alleen-titel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Leeg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Leeg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Leeg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Leeg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Inhoud-met-bij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Inhoud-met-bij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Inhoud-met-bij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Inhoud-met-bij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Inhoud-met-bij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Inhoud-met-bijschrift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Inhoud-met-bijschrift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Afbeelding-met-bij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Afbeelding-met-bij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Afbeelding-met-bij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Afbeelding-met-bij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Afbeelding-met-bij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Afbeelding-met-bijschrift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Afbeelding-met-bijschrift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Titel-en-verticale-teks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el-en-verticale-teks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el-en-verticale-teks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el-en-verticale-teks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el-en-verticale-tekst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Titel-en-verticale-tekst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Verticale-titel-en-tekst-title">
      <style:graphic-properties draw:stroke="none" draw:fill="none" draw:textarea-horizontal-align="center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e-titel-en-teks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e-titel-en-teks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cale-titel-en-teks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cale-titel-en-tekst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Verticale-titel-en-tek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8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3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8" style:family="text">
      <style:text-properties fo:text-transform="uppercase" fo:color="#000000" style:text-line-through-style="none" style:text-line-through-type="none" style:text-position="0% 100%" style:font-name="Calibri1" fo:font-size="40pt" fo:letter-spacing="normal" fo:language="nl" fo:country="NL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9" style:family="text">
      <style:text-properties fo:font-variant="normal" fo:text-transform="none" fo:color="#898989" style:text-line-through-style="none" style:text-line-through-type="none" style:text-position="0% 100%" style:font-name="Calibri1" fo:font-size="2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nl" fo:country="NL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nl" fo:country="NL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Master1-Office-thema" style:page-layout-name="PM1" draw:style-name="Mdp1">
      <draw:frame draw:name="Tijdelijke aanduiding voor titel 1" presentation:style-name="Mpr1" draw:text-style-name="MP6" draw:layer="backgroundobjects" svg:width="22.86cm" svg:height="3.175cm" svg:x="1.27cm" svg:y="0.763cm" presentation:class="title">
        <draw:text-box>
          <text:p text:style-name="MP5"><text:span text:style-name="MT1">Klik om het opmaakprofiel te bewerken</text:span></text:p>
        </draw:text-box>
      </draw:frame>
      <draw:frame draw:name="Tijdelijke aanduiding voor tekst 2" presentation:style-name="Mpr2" draw:text-style-name="MP6" draw:layer="backgroundobjects" svg:width="22.86cm" svg:height="12.572cm" svg:x="1.27cm" svg:y="4.445cm" presentation:class="outline">
        <draw:text-box>
          <text:list text:style-name="ML3">
            <text:list-item>
              <text:p text:style-name="MP7"><text:span text:style-name="MT2">Klik om de opmaakprofielen van de modeltekst te bewerken</text:span></text:p>
              <text:list>
                <text:list-item>
                  <text:p text:style-name="MP8"><text:span text:style-name="MT3">Tweede niveau</text:span></text:p>
                  <text:list>
                    <text:list-item>
                      <text:p text:style-name="MP9"><text:span text:style-name="MT4">Derde niveau</text:span></text:p>
                      <text:list>
                        <text:list-item>
                          <text:p text:style-name="MP10"><text:span text:style-name="MT5">Vierde niveau</text:span></text:p>
                          <text:list>
                            <text:list-item>
                              <text:p text:style-name="MP11"><text:span text:style-name="MT5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3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1" text:date-value="2015-08-23">23-08-15</text:date></text:span></text:p>
        </draw:text-box>
      </draw:frame>
      <draw:frame draw:name="Tijdelijke aanduiding voor voettekst 4" presentation:style-name="Mpr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5" presentation:style-name="Mpr3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Office-thema-title" draw:layer="backgroundobjects" svg:width="14.848cm" svg:height="11.136cm" svg:x="3.075cm" svg:y="2.257cm" presentation:class="page"/>
        <draw:frame presentation:style-name="Master1-Office-them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-title-Titeldia" style:page-layout-name="PM1" draw:style-name="Mdp1">
      <draw:frame draw:name="Titel 1" presentation:style-name="Mpr7" draw:text-style-name="MP6" draw:layer="backgroundobjects" svg:width="21.59cm" svg:height="4.083cm" svg:x="1.905cm" svg:y="5.918cm" presentation:class="title">
        <draw:text-box>
          <text:p text:style-name="MP5"><text:span text:style-name="MT1">Klik om het opmaakprofiel te bewerken</text:span></text:p>
        </draw:text-box>
      </draw:frame>
      <draw:frame draw:name="Ondertitel 2" presentation:style-name="Mpr8" draw:text-style-name="MP6" draw:layer="backgroundobjects" svg:width="17.78cm" svg:height="4.868cm" svg:x="3.81cm" svg:y="10.795cm" presentation:class="subtitle">
        <draw:text-box>
          <text:p text:style-name="MP14"><text:span text:style-name="MT7">Klik om het opmaakprofiel van de modelondertitel te bewerken</text:span></text:p>
        </draw:text-box>
      </draw:frame>
      <draw:frame draw:name="Tijdelijke aanduiding voor datum 3" presentation:style-name="Mpr9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1" text:date-value="2015-08-23">23-08-15</text:date></text:span></text:p>
        </draw:text-box>
      </draw:frame>
      <draw:frame draw:name="Tijdelijke aanduiding voor voettekst 4" presentation:style-name="Mpr1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5" presentation:style-name="Mpr9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draw:frame presentation:style-name="Master1-Layout1-title-Titeldia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1-title-Titeldia-title" draw:layer="backgroundobjects" svg:width="0cm" svg:height="0cm" svg:x="0cm" svg:y="2.257cm" presentation:class="page"/>
        <draw:frame presentation:style-name="Master1-Layout1-title-Titeldia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2-obj-Titel-en-object" style:page-layout-name="PM1" draw:style-name="Mdp1">
      <draw:frame draw:name="Titel 1" presentation:style-name="Mpr13" draw:text-style-name="MP6" draw:layer="backgroundobjects" svg:width="22.86cm" svg:height="3.175cm" svg:x="1.27cm" svg:y="0.763cm" presentation:class="title">
        <draw:text-box>
          <text:p text:style-name="MP5"><text:span text:style-name="MT1">Klik om het opmaakprofiel te bewerken</text:span></text:p>
        </draw:text-box>
      </draw:frame>
      <draw:frame draw:name="Tijdelijke aanduiding voor inhoud 2" presentation:style-name="Mpr14" draw:text-style-name="MP6" draw:layer="backgroundobjects" svg:width="22.86cm" svg:height="12.572cm" svg:x="1.27cm" svg:y="4.445cm" presentation:class="title">
        <draw:text-box>
          <text:list text:style-name="ML6">
            <text:list-item>
              <text:p text:style-name="MP7"><text:span text:style-name="MT2">Klik om de opmaakprofielen van de modeltekst te bewerken</text:span><text:span text:style-name="MT2"><text:line-break/></text:span><text:span text:style-name="MT3">Tweede niveau</text:span><text:span text:style-name="MT3"><text:line-break/></text:span><text:span text:style-name="MT4">Derde niveau</text:span><text:span text:style-name="MT4"><text:line-break/></text:span><text:span text:style-name="MT5">Vierde niveau</text:span><text:span text:style-name="MT5"><text:line-break/></text:span><text:span text:style-name="MT5">Vijfde niveau</text:span></text:p>
            </text:list-item>
          </text:list>
        </draw:text-box>
      </draw:frame>
      <draw:frame draw:name="Tijdelijke aanduiding voor datum 3" presentation:style-name="Mpr15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1" text:date-value="2015-08-23">23-08-15</text:date></text:span></text:p>
        </draw:text-box>
      </draw:frame>
      <draw:frame draw:name="Tijdelijke aanduiding voor voettekst 4" presentation:style-name="Mpr16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5" presentation:style-name="Mpr15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draw:frame presentation:style-name="Master1-Layout2-obj-Titel-en-objec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itel-en-object-title" draw:layer="backgroundobjects" svg:width="0cm" svg:height="0cm" svg:x="0cm" svg:y="2.257cm" presentation:class="page"/>
        <draw:frame presentation:style-name="Master1-Layout2-obj-Titel-en-objec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3-secHead-Sectiekop" style:page-layout-name="PM1" draw:style-name="Mdp1">
      <draw:frame draw:name="Titel 1" presentation:style-name="Mpr19" draw:text-style-name="MP6" draw:layer="backgroundobjects" svg:width="21.59cm" svg:height="3.784cm" svg:x="2.006cm" svg:y="12.241cm" presentation:class="title">
        <draw:text-box>
          <text:p text:style-name="MP12"><text:span text:style-name="MT8">Klik om het opmaakprofiel te bewerken</text:span></text:p>
        </draw:text-box>
      </draw:frame>
      <draw:frame draw:name="Tijdelijke aanduiding voor tekst 2" presentation:style-name="Mpr20" draw:text-style-name="MP6" draw:layer="backgroundobjects" svg:width="21.59cm" svg:height="4.167cm" svg:x="2.006cm" svg:y="8.074cm" presentation:class="outline">
        <draw:text-box>
          <text:list text:style-name="ML3">
            <text:list-item>
              <text:p text:style-name="MP15"><text:span text:style-name="MT9">Klik om de opmaakprofielen van de modeltekst te bewerken</text:span></text:p>
            </text:list-item>
          </text:list>
        </draw:text-box>
      </draw:frame>
      <draw:frame draw:name="Tijdelijke aanduiding voor datum 3" presentation:style-name="Mpr21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1" text:date-value="2015-08-23">23-08-15</text:date></text:span></text:p>
        </draw:text-box>
      </draw:frame>
      <draw:frame draw:name="Tijdelijke aanduiding voor voettekst 4" presentation:style-name="Mpr22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5" presentation:style-name="Mpr21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3-secHead-Sectiekop-title" draw:layer="backgroundobjects" svg:width="0cm" svg:height="0cm" svg:x="0cm" svg:y="2.257cm" presentation:class="page"/>
        <draw:frame presentation:style-name="Master1-Layout3-secHead-Sectiekop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4-twoObj-Inhoud-van-twee" style:page-layout-name="PM1" draw:style-name="Mdp1">
      <draw:frame draw:name="Titel 1" presentation:style-name="Mpr25" draw:text-style-name="MP6" draw:layer="backgroundobjects" svg:width="22.86cm" svg:height="3.175cm" svg:x="1.27cm" svg:y="0.763cm" presentation:class="title">
        <draw:text-box>
          <text:p text:style-name="MP5"><text:span text:style-name="MT1">Klik om het opmaakprofiel te bewerken</text:span></text:p>
        </draw:text-box>
      </draw:frame>
      <draw:frame draw:name="Tijdelijke aanduiding voor inhoud 2" presentation:style-name="Mpr26" draw:text-style-name="MP6" draw:layer="backgroundobjects" svg:width="11.218cm" svg:height="12.572cm" svg:x="1.27cm" svg:y="4.445cm" presentation:class="title">
        <draw:text-box>
          <text:list text:style-name="ML6">
            <text:list-item>
              <text:p text:style-name="MP16"><text:span text:style-name="MT3">Klik om de opmaakprofielen van de modeltekst te bewerken</text:span><text:span text:style-name="MT3"><text:line-break/></text:span><text:span text:style-name="MT4">Tweede niveau</text:span><text:span text:style-name="MT4"><text:line-break/></text:span><text:span text:style-name="MT5">Derde niveau</text:span><text:span text:style-name="MT5"><text:line-break/></text:span><text:span text:style-name="MT10">Vierde niveau</text:span><text:span text:style-name="MT10"><text:line-break/></text:span><text:span text:style-name="MT10">Vijfde niveau</text:span></text:p>
            </text:list-item>
          </text:list>
        </draw:text-box>
      </draw:frame>
      <draw:frame draw:name="Tijdelijke aanduiding voor inhoud 3" presentation:style-name="Mpr26" draw:text-style-name="MP6" draw:layer="backgroundobjects" svg:width="11.218cm" svg:height="12.572cm" svg:x="12.912cm" svg:y="4.445cm" presentation:class="title">
        <draw:text-box>
          <text:list text:style-name="ML6">
            <text:list-item>
              <text:p text:style-name="MP16"><text:span text:style-name="MT3">Klik om de opmaakprofielen van de modeltekst te bewerken</text:span><text:span text:style-name="MT3"><text:line-break/></text:span><text:span text:style-name="MT4">Tweede niveau</text:span><text:span text:style-name="MT4"><text:line-break/></text:span><text:span text:style-name="MT5">Derde niveau</text:span><text:span text:style-name="MT5"><text:line-break/></text:span><text:span text:style-name="MT10">Vierde niveau</text:span><text:span text:style-name="MT10"><text:line-break/></text:span><text:span text:style-name="MT10">Vijfde niveau</text:span></text:p>
            </text:list-item>
          </text:list>
        </draw:text-box>
      </draw:frame>
      <draw:frame draw:name="Tijdelijke aanduiding voor datum 4" presentation:style-name="Mpr27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1" text:date-value="2015-08-23">23-08-15</text:date></text:span></text:p>
        </draw:text-box>
      </draw:frame>
      <draw:frame draw:name="Tijdelijke aanduiding voor voettekst 5" presentation:style-name="Mpr28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6" presentation:style-name="Mpr27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4-twoObj-Inhoud-van-twee-title" draw:layer="backgroundobjects" svg:width="0cm" svg:height="0cm" svg:x="0cm" svg:y="2.257cm" presentation:class="page"/>
        <draw:frame presentation:style-name="Master1-Layout4-twoObj-Inhoud-van-twe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5-twoTxTwoObj-Vergelijking" style:page-layout-name="PM1" draw:style-name="Mdp1">
      <draw:frame draw:name="Titel 1" presentation:style-name="Mpr31" draw:text-style-name="MP6" draw:layer="backgroundobjects" svg:width="22.86cm" svg:height="3.175cm" svg:x="1.27cm" svg:y="0.763cm" presentation:class="title">
        <draw:text-box>
          <text:p text:style-name="MP5"><text:span text:style-name="MT1">Klik om het opmaakprofiel te bewerken</text:span></text:p>
        </draw:text-box>
      </draw:frame>
      <draw:frame draw:name="Tijdelijke aanduiding voor tekst 2" presentation:style-name="Mpr32" draw:text-style-name="MP6" draw:layer="backgroundobjects" svg:width="11.223cm" svg:height="1.777cm" svg:x="1.27cm" svg:y="4.264cm" presentation:class="outline">
        <draw:text-box>
          <text:list text:style-name="ML3">
            <text:list-item>
              <text:p text:style-name="MP17"><text:span text:style-name="MT11">Klik om de opmaakprofielen van de modeltekst te bewerken</text:span></text:p>
            </text:list-item>
          </text:list>
        </draw:text-box>
      </draw:frame>
      <draw:frame draw:name="Tijdelijke aanduiding voor inhoud 3" presentation:style-name="Mpr33" draw:text-style-name="MP6" draw:layer="backgroundobjects" svg:width="11.223cm" svg:height="10.976cm" svg:x="1.27cm" svg:y="6.041cm" presentation:class="title">
        <draw:text-box>
          <text:list text:style-name="ML6">
            <text:list-item>
              <text:p text:style-name="MP18"><text:span text:style-name="MT4">Klik om de opmaakprofielen van de modeltekst te bewerken</text:span><text:span text:style-name="MT4"><text:line-break/></text:span><text:span text:style-name="MT5">Tweede niveau</text:span><text:span text:style-name="MT5"><text:line-break/></text:span><text:span text:style-name="MT10">Derde niveau</text:span><text:span text:style-name="MT10"><text:line-break/></text:span><text:span text:style-name="MT12">Vierde niveau</text:span><text:span text:style-name="MT12"><text:line-break/></text:span><text:span text:style-name="MT12">Vijfde niveau</text:span></text:p>
            </text:list-item>
          </text:list>
        </draw:text-box>
      </draw:frame>
      <draw:frame draw:name="Tijdelijke aanduiding voor tekst 4" presentation:style-name="Mpr32" draw:text-style-name="MP6" draw:layer="backgroundobjects" svg:width="11.227cm" svg:height="1.777cm" svg:x="12.903cm" svg:y="4.264cm" presentation:class="outline">
        <draw:text-box>
          <text:list text:style-name="ML7">
            <text:list-item>
              <text:p text:style-name="MP17"><text:span text:style-name="MT11">Klik om de opmaakprofielen van de modeltekst te bewerken</text:span></text:p>
            </text:list-item>
          </text:list>
        </draw:text-box>
      </draw:frame>
      <draw:frame draw:name="Tijdelijke aanduiding voor inhoud 5" presentation:style-name="Mpr33" draw:text-style-name="MP6" draw:layer="backgroundobjects" svg:width="11.227cm" svg:height="10.976cm" svg:x="12.903cm" svg:y="6.041cm" presentation:class="title">
        <draw:text-box>
          <text:list text:style-name="ML6">
            <text:list-item>
              <text:p text:style-name="MP18"><text:span text:style-name="MT4">Klik om de opmaakprofielen van de modeltekst te bewerken</text:span><text:span text:style-name="MT4"><text:line-break/></text:span><text:span text:style-name="MT5">Tweede niveau</text:span><text:span text:style-name="MT5"><text:line-break/></text:span><text:span text:style-name="MT10">Derde niveau</text:span><text:span text:style-name="MT10"><text:line-break/></text:span><text:span text:style-name="MT12">Vierde niveau</text:span><text:span text:style-name="MT12"><text:line-break/></text:span><text:span text:style-name="MT12">Vijfde niveau</text:span></text:p>
            </text:list-item>
          </text:list>
        </draw:text-box>
      </draw:frame>
      <draw:frame draw:name="Tijdelijke aanduiding voor datum 6" presentation:style-name="Mpr34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1" text:date-value="2015-08-23">23-08-15</text:date></text:span></text:p>
        </draw:text-box>
      </draw:frame>
      <draw:frame draw:name="Tijdelijke aanduiding voor voettekst 7" presentation:style-name="Mpr35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8" presentation:style-name="Mpr34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5-twoTxTwoObj-Vergelijking-title" draw:layer="backgroundobjects" svg:width="0cm" svg:height="0cm" svg:x="0cm" svg:y="2.257cm" presentation:class="page"/>
        <draw:frame presentation:style-name="Master1-Layout5-twoTxTwoObj-Vergelijking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6-titleOnly-Alleen-titel" style:page-layout-name="PM1" draw:style-name="Mdp1">
      <draw:frame draw:name="Titel 1" presentation:style-name="Mpr38" draw:text-style-name="MP6" draw:layer="backgroundobjects" svg:width="22.86cm" svg:height="3.175cm" svg:x="1.27cm" svg:y="0.763cm" presentation:class="title">
        <draw:text-box>
          <text:p text:style-name="MP5"><text:span text:style-name="MT1">Klik om het opmaakprofiel te bewerken</text:span></text:p>
        </draw:text-box>
      </draw:frame>
      <draw:frame draw:name="Tijdelijke aanduiding voor datum 2" presentation:style-name="Mpr39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1" text:date-value="2015-08-23">23-08-15</text:date></text:span></text:p>
        </draw:text-box>
      </draw:frame>
      <draw:frame draw:name="Tijdelijke aanduiding voor voettekst 3" presentation:style-name="Mpr4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4" presentation:style-name="Mpr39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6-titleOnly-Alleen-titel-title" draw:layer="backgroundobjects" svg:width="0cm" svg:height="0cm" svg:x="0cm" svg:y="2.257cm" presentation:class="page"/>
        <draw:frame presentation:style-name="Master1-Layout6-titleOnly-Alleen-tite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7-blank-Leeg" style:page-layout-name="PM1" draw:style-name="Mdp1">
      <draw:frame draw:name="Tijdelijke aanduiding voor datum 1" presentation:style-name="Mpr43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1" text:date-value="2015-08-23">23-08-15</text:date></text:span></text:p>
        </draw:text-box>
      </draw:frame>
      <draw:frame draw:name="Tijdelijke aanduiding voor voettekst 2" presentation:style-name="Mpr4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3" presentation:style-name="Mpr43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7-blank-Leeg-title" draw:layer="backgroundobjects" svg:width="0cm" svg:height="0cm" svg:x="0cm" svg:y="2.257cm" presentation:class="page"/>
        <draw:frame presentation:style-name="Master1-Layout7-blank-Leeg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8-objTx-Inhoud-met-bijschrift" style:page-layout-name="PM1" draw:style-name="Mdp1">
      <draw:frame draw:name="Titel 1" presentation:style-name="Mpr47" draw:text-style-name="MP6" draw:layer="backgroundobjects" svg:width="8.356cm" svg:height="3.228cm" svg:x="1.27cm" svg:y="0.758cm" presentation:class="title">
        <draw:text-box>
          <text:p text:style-name="MP12"><text:span text:style-name="MT13">Klik om het opmaakprofiel te bewerken</text:span></text:p>
        </draw:text-box>
      </draw:frame>
      <draw:frame draw:name="Tijdelijke aanduiding voor inhoud 2" presentation:style-name="Mpr48" draw:text-style-name="MP6" draw:layer="backgroundobjects" svg:width="14.199cm" svg:height="16.259cm" svg:x="9.931cm" svg:y="0.758cm" presentation:class="title">
        <draw:text-box>
          <text:list text:style-name="ML6">
            <text:list-item>
              <text:p text:style-name="MP7"><text:span text:style-name="MT2">Klik om de opmaakprofielen van de modeltekst te bewerken</text:span><text:span text:style-name="MT2"><text:line-break/></text:span><text:span text:style-name="MT3">Tweede niveau</text:span><text:span text:style-name="MT3"><text:line-break/></text:span><text:span text:style-name="MT4">Derde niveau</text:span><text:span text:style-name="MT4"><text:line-break/></text:span><text:span text:style-name="MT5">Vierde niveau</text:span><text:span text:style-name="MT5"><text:line-break/></text:span><text:span text:style-name="MT5">Vijfde niveau</text:span></text:p>
            </text:list-item>
          </text:list>
        </draw:text-box>
      </draw:frame>
      <draw:frame draw:name="Tijdelijke aanduiding voor tekst 3" presentation:style-name="Mpr49" draw:text-style-name="MP6" draw:layer="backgroundobjects" svg:width="8.356cm" svg:height="13.031cm" svg:x="1.27cm" svg:y="3.986cm" presentation:class="outline">
        <draw:text-box>
          <text:list text:style-name="ML3">
            <text:list-item>
              <text:p text:style-name="MP19"><text:span text:style-name="MT14">Klik om de opmaakprofielen van de modeltekst te bewerken</text:span></text:p>
            </text:list-item>
          </text:list>
        </draw:text-box>
      </draw:frame>
      <draw:frame draw:name="Tijdelijke aanduiding voor datum 4" presentation:style-name="Mpr50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1" text:date-value="2015-08-23">23-08-15</text:date></text:span></text:p>
        </draw:text-box>
      </draw:frame>
      <draw:frame draw:name="Tijdelijke aanduiding voor voettekst 5" presentation:style-name="Mpr51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6" presentation:style-name="Mpr50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8-objTx-Inhoud-met-bijschrift-title" draw:layer="backgroundobjects" svg:width="0cm" svg:height="0cm" svg:x="0cm" svg:y="2.257cm" presentation:class="page"/>
        <draw:frame presentation:style-name="Master1-Layout8-objTx-Inhoud-met-bijschrift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9-picTx-Afbeelding-met-bijschrift" style:page-layout-name="PM1" draw:style-name="Mdp1">
      <draw:frame draw:name="Titel 1" presentation:style-name="Mpr54" draw:text-style-name="MP6" draw:layer="backgroundobjects" svg:width="15.24cm" svg:height="1.574cm" svg:x="4.979cm" svg:y="13.335cm" presentation:class="title">
        <draw:text-box>
          <text:p text:style-name="MP12"><text:span text:style-name="MT13">Klik om het opmaakprofiel te bewerken</text:span></text:p>
        </draw:text-box>
      </draw:frame>
      <draw:frame draw:name="Tijdelijke aanduiding voor afbeelding 2" presentation:style-name="Mpr55" draw:text-style-name="MP6" draw:layer="backgroundobjects" svg:width="15.24cm" svg:height="11.43cm" svg:x="4.979cm" svg:y="1.702cm" presentation:class="title">
        <draw:text-box>
          <text:p/>
        </draw:text-box>
      </draw:frame>
      <draw:frame draw:name="Tijdelijke aanduiding voor tekst 3" presentation:style-name="Mpr56" draw:text-style-name="MP6" draw:layer="backgroundobjects" svg:width="15.24cm" svg:height="2.236cm" svg:x="4.979cm" svg:y="14.909cm" presentation:class="outline">
        <draw:text-box>
          <text:list text:style-name="ML3">
            <text:list-item>
              <text:p text:style-name="MP19"><text:span text:style-name="MT14">Klik om de opmaakprofielen van de modeltekst te bewerken</text:span></text:p>
            </text:list-item>
          </text:list>
        </draw:text-box>
      </draw:frame>
      <draw:frame draw:name="Tijdelijke aanduiding voor datum 4" presentation:style-name="Mpr57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1" text:date-value="2015-08-23">23-08-15</text:date></text:span></text:p>
        </draw:text-box>
      </draw:frame>
      <draw:frame draw:name="Tijdelijke aanduiding voor voettekst 5" presentation:style-name="Mpr58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6" presentation:style-name="Mpr57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9-picTx-Afbeelding-met-bijschrift-title" draw:layer="backgroundobjects" svg:width="0cm" svg:height="0cm" svg:x="0cm" svg:y="2.257cm" presentation:class="page"/>
        <draw:frame presentation:style-name="Master1-Layout9-picTx-Afbeelding-met-bijschrift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0-vertTx-Titel-en-verticale-tekst" style:page-layout-name="PM1" draw:style-name="Mdp1">
      <draw:frame draw:name="Titel 1" presentation:style-name="Mpr61" draw:text-style-name="MP6" draw:layer="backgroundobjects" svg:width="22.86cm" svg:height="3.175cm" svg:x="1.27cm" svg:y="0.763cm" presentation:class="title">
        <draw:text-box>
          <text:p text:style-name="MP5"><text:span text:style-name="MT1">Klik om het opmaakprofiel te bewerken</text:span></text:p>
        </draw:text-box>
      </draw:frame>
      <draw:frame draw:name="Tijdelijke aanduiding voor verticale tekst 2" presentation:style-name="Mpr62" draw:text-style-name="MP20" draw:layer="backgroundobjects" svg:width="22.86cm" svg:height="12.572cm" svg:x="1.27cm" svg:y="4.445cm" presentation:class="outline">
        <draw:text-box>
          <text:list text:style-name="ML3">
            <text:list-item>
              <text:p text:style-name="MP7"><text:span text:style-name="MT2">Klik om de opmaakprofielen van de modeltekst te bewerken</text:span></text:p>
              <text:list>
                <text:list-item>
                  <text:p text:style-name="MP8"><text:span text:style-name="MT3">Tweede niveau</text:span></text:p>
                  <text:list>
                    <text:list-item>
                      <text:p text:style-name="MP9"><text:span text:style-name="MT4">Derde niveau</text:span></text:p>
                      <text:list>
                        <text:list-item>
                          <text:p text:style-name="MP10"><text:span text:style-name="MT5">Vierde niveau</text:span></text:p>
                          <text:list>
                            <text:list-item>
                              <text:p text:style-name="MP11"><text:span text:style-name="MT5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63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1" text:date-value="2015-08-23">23-08-15</text:date></text:span></text:p>
        </draw:text-box>
      </draw:frame>
      <draw:frame draw:name="Tijdelijke aanduiding voor voettekst 4" presentation:style-name="Mpr6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5" presentation:style-name="Mpr63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10-vertTx-Titel-en-verticale-tekst-title" draw:layer="backgroundobjects" svg:width="0cm" svg:height="0cm" svg:x="0cm" svg:y="2.257cm" presentation:class="page"/>
        <draw:frame presentation:style-name="Master1-Layout10-vertTx-Titel-en-verticale-tekst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1-vertTitleAndTx-Verticale-titel-en-tekst" style:page-layout-name="PM1" draw:style-name="Mdp1">
      <draw:frame draw:name="Verticale titel 1" presentation:style-name="Mpr67" draw:text-style-name="MP20" draw:layer="backgroundobjects" svg:width="5.715cm" svg:height="16.254cm" svg:x="18.415cm" svg:y="0.763cm" presentation:class="title">
        <draw:text-box>
          <text:p text:style-name="MP5"><text:span text:style-name="MT1">Klik om het opmaakprofiel te bewerken</text:span></text:p>
        </draw:text-box>
      </draw:frame>
      <draw:frame draw:name="Tijdelijke aanduiding voor verticale tekst 2" presentation:style-name="Mpr68" draw:text-style-name="MP20" draw:layer="backgroundobjects" svg:width="16.722cm" svg:height="16.254cm" svg:x="1.27cm" svg:y="0.763cm" presentation:class="outline">
        <draw:text-box>
          <text:list text:style-name="ML3">
            <text:list-item>
              <text:p text:style-name="MP7"><text:span text:style-name="MT2">Klik om de opmaakprofielen van de modeltekst te bewerken</text:span></text:p>
              <text:list>
                <text:list-item>
                  <text:p text:style-name="MP8"><text:span text:style-name="MT3">Tweede niveau</text:span></text:p>
                  <text:list>
                    <text:list-item>
                      <text:p text:style-name="MP9"><text:span text:style-name="MT4">Derde niveau</text:span></text:p>
                      <text:list>
                        <text:list-item>
                          <text:p text:style-name="MP10"><text:span text:style-name="MT5">Vierde niveau</text:span></text:p>
                          <text:list>
                            <text:list-item>
                              <text:p text:style-name="MP11"><text:span text:style-name="MT5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69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1" text:date-value="2015-08-23">23-08-15</text:date></text:span></text:p>
        </draw:text-box>
      </draw:frame>
      <draw:frame draw:name="Tijdelijke aanduiding voor voettekst 4" presentation:style-name="Mpr7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5" presentation:style-name="Mpr69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11-vertTitleAndTx-Verticale-titel-en-tekst-title" draw:layer="backgroundobjects" svg:width="0cm" svg:height="0cm" svg:x="0cm" svg:y="2.257cm" presentation:class="page"/>
        <draw:frame presentation:style-name="Master1-Layout11-vertTitleAndTx-Verticale-titel-en-teks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2.2$Linux_X86_64 LibreOffice_project/40m0$Build-2</meta:generator>
    <dc:title>Processing</dc:title>
    <meta:initial-creator>Thijs van Beers</meta:initial-creator>
    <meta:creation-date>2015-08-13T18:47:23Z</meta:creation-date>
    <dc:date>2015-08-23T15:47:36.011846540</dc:date>
    <meta:editing-cycles>2</meta:editing-cycles>
    <meta:editing-duration>PT1M10S</meta:editing-duration>
    <meta:document-statistic meta:object-count="155"/>
  </office:meta>
</office:document-meta>
</file>